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State.useDash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State.reestablish( PSGenerator g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State.checkTransform( AffineTransform 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tate.concatMatrix( AffineTransform trans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State.useFont( String name , float si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State.useColor( Colo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State.P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State.useLineWidth( doubl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State.useLineCap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State.PSState( PSState org , boolean copyTransfo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State.get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